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8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7"/>August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0689" calcext:value-type="float">
            <text:p><text:s/>540,689 </text:p>
          </table:table-cell>
          <table:table-cell table:style-name="ce30" office:value-type="float" office:value="2356" calcext:value-type="float">
            <text:p><text:s/>2,356 </text:p>
          </table:table-cell>
          <table:table-cell table:style-name="ce30" office:value-type="float" office:value="27510" calcext:value-type="float">
            <text:p><text:s/>27,5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91741" calcext:value-type="float">
            <text:p><text:s/>491,74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541" calcext:value-type="float">
            <text:p><text:s/>541 </text:p>
          </table:table-cell>
          <table:table-cell table:style-name="ce30" office:value-type="float" office:value="18142" calcext:value-type="float">
            <text:p><text:s/>18,142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898" calcext:value-type="float">
            <text:p><text:s/>898 </text:p>
          </table:table-cell>
          <table:table-cell table:style-name="ce30" office:value-type="float" office:value="4203" calcext:value-type="float">
            <text:p><text:s/>4,203 </text:p>
          </table:table-cell>
          <table:table-cell table:style-name="ce30" office:value-type="float" office:value="3296" calcext:value-type="float">
            <text:p><text:s/>3,296 </text:p>
          </table:table-cell>
          <table:table-cell table:style-name="ce30" office:value-type="float" office:value="907" calcext:value-type="float">
            <text:p><text:s/>907 </text:p>
          </table:table-cell>
          <table:table-cell table:style-name="ce30" office:value-type="float" office:value="115" calcext:value-type="float">
            <text:p><text:s/>115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2749" calcext:value-type="float">
            <text:p><text:s/>172,749 </text:p>
          </table:table-cell>
          <table:table-cell table:style-name="ce30" office:value-type="float" office:value="723" calcext:value-type="float">
            <text:p><text:s/>72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1553" calcext:value-type="float">
            <text:p><text:s/>161,55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83" calcext:value-type="float">
            <text:p><text:s/>283 </text:p>
          </table:table-cell>
          <table:table-cell table:style-name="ce30" office:value-type="float" office:value="9924" calcext:value-type="float">
            <text:p><text:s/>9,92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40" calcext:value-type="float">
            <text:p><text:s/>340 </text:p>
          </table:table-cell>
          <table:table-cell table:style-name="ce30" office:value-type="float" office:value="1372" calcext:value-type="float">
            <text:p><text:s/>1,372 </text:p>
          </table:table-cell>
          <table:table-cell table:style-name="ce30" office:value-type="float" office:value="1272" calcext:value-type="float">
            <text:p><text:s/>1,272 </text:p>
          </table:table-cell>
          <table:table-cell table:style-name="ce30" office:value-type="float" office:value="100" calcext:value-type="float">
            <text:p><text:s/>100 </text:p>
          </table:table-cell>
          <table:table-cell table:style-name="ce30" office:value-type="float" office:value="33" calcext:value-type="float">
            <text:p><text:s/>33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81" calcext:value-type="float">
            <text:p><text:s/>81,481 </text:p>
          </table:table-cell>
          <table:table-cell table:style-name="ce30" office:value-type="float" office:value="484" calcext:value-type="float">
            <text:p><text:s/>484 </text:p>
          </table:table-cell>
          <table:table-cell table:style-name="ce30" office:value-type="float" office:value="6571" calcext:value-type="float">
            <text:p><text:s/>6,57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359" calcext:value-type="float">
            <text:p><text:s/>73,3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4" calcext:value-type="float">
            <text:p><text:s/>134 </text:p>
          </table:table-cell>
          <table:table-cell table:style-name="ce30" office:value-type="float" office:value="1196" calcext:value-type="float">
            <text:p><text:s/>1,1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5" calcext:value-type="float">
            <text:p><text:s/>185 </text:p>
          </table:table-cell>
          <table:table-cell table:style-name="ce30" office:value-type="float" office:value="520" calcext:value-type="float">
            <text:p><text:s/>520 </text:p>
          </table:table-cell>
          <table:table-cell table:style-name="ce30" office:value-type="float" office:value="355" calcext:value-type="float">
            <text:p><text:s/>355 </text:p>
          </table:table-cell>
          <table:table-cell table:style-name="ce30" office:value-type="float" office:value="165" calcext:value-type="float">
            <text:p><text:s/>165 </text:p>
          </table:table-cell>
          <table:table-cell table:style-name="ce30" office:value-type="float" office:value="32" calcext:value-type="float">
            <text:p><text:s/>32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4630" calcext:value-type="float">
            <text:p><text:s/>44,630 </text:p>
          </table:table-cell>
          <table:table-cell table:style-name="ce30" office:value-type="float" office:value="159" calcext:value-type="float">
            <text:p><text:s/>159 </text:p>
          </table:table-cell>
          <table:table-cell table:style-name="ce30" office:value-type="float" office:value="6519" calcext:value-type="float">
            <text:p><text:s/>6,51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564" calcext:value-type="float">
            <text:p><text:s/>36,56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4" calcext:value-type="float">
            <text:p><text:s/>54 </text:p>
          </table:table-cell>
          <table:table-cell table:style-name="ce30" office:value-type="float" office:value="1230" calcext:value-type="float">
            <text:p><text:s/>1,2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382" calcext:value-type="float">
            <text:p><text:s/>382 </text:p>
          </table:table-cell>
          <table:table-cell table:style-name="ce30" office:value-type="float" office:value="317" calcext:value-type="float">
            <text:p><text:s/>317 </text:p>
          </table:table-cell>
          <table:table-cell table:style-name="ce30" office:value-type="float" office:value="65" calcext:value-type="float">
            <text:p><text:s/>6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925" calcext:value-type="float">
            <text:p><text:s/>19,925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28" calcext:value-type="float">
            <text:p><text:s/>15,8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89" calcext:value-type="float">
            <text:p><text:s/>38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09" calcext:value-type="float">
            <text:p><text:s/>109 </text:p>
          </table:table-cell>
          <table:table-cell table:style-name="ce30" office:value-type="float" office:value="99" calcext:value-type="float">
            <text:p><text:s/>99 </text:p>
          </table:table-cell>
          <table:table-cell table:style-name="ce30" office:value-type="float" office:value="10" calcext:value-type="float">
            <text:p><text:s/>1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0785" calcext:value-type="float">
            <text:p><text:s/>110,785 </text:p>
          </table:table-cell>
          <table:table-cell table:style-name="ce30" office:value-type="float" office:value="619" calcext:value-type="float">
            <text:p><text:s/>619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816" calcext:value-type="float">
            <text:p><text:s/>107,81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2324" calcext:value-type="float">
            <text:p><text:s/>2,3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36" calcext:value-type="float">
            <text:p><text:s/>136 </text:p>
          </table:table-cell>
          <table:table-cell table:style-name="ce30" office:value-type="float" office:value="932" calcext:value-type="float">
            <text:p><text:s/>932 </text:p>
          </table:table-cell>
          <table:table-cell table:style-name="ce30" office:value-type="float" office:value="476" calcext:value-type="float">
            <text:p><text:s/>476 </text:p>
          </table:table-cell>
          <table:table-cell table:style-name="ce30" office:value-type="float" office:value="456" calcext:value-type="float">
            <text:p><text:s/>45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8590" calcext:value-type="float">
            <text:p><text:s/>108,590 </text:p>
          </table:table-cell>
          <table:table-cell table:style-name="ce30" office:value-type="float" office:value="322" calcext:value-type="float">
            <text:p><text:s/>322 </text:p>
          </table:table-cell>
          <table:table-cell table:style-name="ce30" office:value-type="float" office:value="10161" calcext:value-type="float">
            <text:p><text:s/>10,16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94683" calcext:value-type="float">
            <text:p><text:s/>94,68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1" calcext:value-type="float">
            <text:p><text:s/>41 </text:p>
          </table:table-cell>
          <table:table-cell table:style-name="ce30" office:value-type="float" office:value="2989" calcext:value-type="float">
            <text:p><text:s/>2,989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60" calcext:value-type="float">
            <text:p><text:s/>160 </text:p>
          </table:table-cell>
          <table:table-cell table:style-name="ce30" office:value-type="float" office:value="868" calcext:value-type="float">
            <text:p><text:s/>868 </text:p>
          </table:table-cell>
          <table:table-cell table:style-name="ce30" office:value-type="float" office:value="757" calcext:value-type="float">
            <text:p><text:s/>757 </text:p>
          </table:table-cell>
          <table:table-cell table:style-name="ce30" office:value-type="float" office:value="111" calcext:value-type="float">
            <text:p><text:s/>111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56" calcext:value-type="float">
            <text:p><text:s/>2,65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0" calcext:value-type="float">
            <text:p><text:s/>8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0" calcext:value-type="float">
            <text:p><text:s/>15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2801" calcext:value-type="float">
            <text:p><text:s/>32,801 </text:p>
          </table:table-cell>
          <table:table-cell table:style-name="ce31" office:value-type="float" office:value="123" calcext:value-type="float">
            <text:p><text:s/>12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34" calcext:value-type="float">
            <text:p><text:s/>30,13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518" calcext:value-type="float">
            <text:p><text:s/>1,518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3" calcext:value-type="float">
            <text:p><text:s/>103 </text:p>
          </table:table-cell>
          <table:table-cell table:style-name="ce31" office:value-type="float" office:value="434" calcext:value-type="float">
            <text:p><text:s/>434 </text:p>
          </table:table-cell>
          <table:table-cell table:style-name="ce31" office:value-type="float" office:value="415" calcext:value-type="float">
            <text:p><text:s/>415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491" calcext:value-type="float">
            <text:p><text:s/>4,491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3" calcext:value-type="float">
            <text:p><text:s/>3,0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6" calcext:value-type="float">
            <text:p><text:s/>2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43" calcext:value-type="float">
            <text:p><text:s/>4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522" calcext:value-type="float">
            <text:p><text:s/>1,522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49" calcext:value-type="float">
            <text:p><text:s/>1,4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64" calcext:value-type="float">
            <text:p><text:s/>5,064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42" calcext:value-type="float">
            <text:p><text:s/>4,6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77" calcext:value-type="float">
            <text:p><text:s/>17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98" calcext:value-type="float">
            <text:p><text:s/>1,798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4" calcext:value-type="float">
            <text:p><text:s/>7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98" calcext:value-type="float">
            <text:p><text:s/>2,098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5" calcext:value-type="float">
            <text:p><text:s/>1,7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295" calcext:value-type="float">
            <text:p><text:s/>2,2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" calcext:value-type="float">
            <text:p><text:s/>1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7" calcext:value-type="float">
            <text:p><text:s/>1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93" calcext:value-type="float">
            <text:p><text:s/>12,993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6" calcext:value-type="float">
            <text:p><text:s/>12,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11" calcext:value-type="float">
            <text:p><text:s/>51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" calcext:value-type="float">
            <text:p><text:s/>6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88" calcext:value-type="float">
            <text:p><text:s/>2,588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" calcext:value-type="float">
            <text:p><text:s/>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47" calcext:value-type="float">
            <text:p><text:s/>4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126" calcext:value-type="float">
            <text:p><text:s/>17,126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71" calcext:value-type="float">
            <text:p><text:s/>16,07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76" calcext:value-type="float">
            <text:p><text:s/>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76" calcext:value-type="float">
            <text:p><text:s/>76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748" calcext:value-type="float">
            <text:p><text:s/>6,748 </text:p>
          </table:table-cell>
          <table:table-cell table:style-name="ce31" office:value-type="float" office:value="59" calcext:value-type="float">
            <text:p><text:s/>59 </text:p>
          </table:table-cell>
          <table:table-cell table:style-name="ce31" office:value-type="float" office:value="343" calcext:value-type="float">
            <text:p><text:s/>34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968" calcext:value-type="float">
            <text:p><text:s/>5,9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24" calcext:value-type="float">
            <text:p><text:s/>3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33" calcext:value-type="float">
            <text:p><text:s/>133 </text:p>
          </table:table-cell>
          <table:table-cell table:style-name="ce31" office:value-type="float" office:value="113" calcext:value-type="float">
            <text:p><text:s/>113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52" calcext:value-type="float">
            <text:p><text:s/>15,852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29" calcext:value-type="float">
            <text:p><text:s/>2,52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90" calcext:value-type="float">
            <text:p><text:s/>9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0" calcext:value-type="float">
            <text:p><text:s/>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15" calcext:value-type="float">
            <text:p><text:s/>2,015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" calcext:value-type="float">
            <text:p><text:s/>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4" calcext:value-type="float">
            <text:p><text:s/>5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10-13T16:42:21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